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VAERS_ID</text:p>
          </table:table-cell>
          <table:table-cell office:value-type="string">
            <text:p>VAX_TYPE</text:p>
          </table:table-cell>
          <table:table-cell office:value-type="string">
            <text:p>VAX_NAME</text:p>
          </table:table-cell>
          <table:table-cell office:value-type="string">
            <text:p>VAX_DOSE</text:p>
          </table:table-cell>
          <table:table-cell office:value-type="string">
            <text:p>SYMPTOM1</text:p>
          </table:table-cell>
          <table:table-cell table:style-name="ce1" office:value-type="string">
            <text:p>SYMPTOMVERSION1</text:p>
          </table:table-cell>
          <table:table-cell table:style-name="ce1" office:value-type="string">
            <text:p>SYMPTOM2</text:p>
          </table:table-cell>
          <table:table-cell office:value-type="string">
            <text:p>SYMPTOMVERSION2</text:p>
          </table:table-cell>
          <table:table-cell office:value-type="string">
            <text:p>SYMPTOM3</text:p>
          </table:table-cell>
          <table:table-cell table:style-name="ce1" office:value-type="string">
            <text:p>SYMPTOMVERSION3</text:p>
          </table:table-cell>
        </table:table-row>
        <table:table-row table:style-name="ro1">
          <table:table-cell office:value-type="float" office:value="617888">
            <text:p>617888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ph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889">
            <text:p>617889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Staring</text:p>
          </table:table-cell>
          <table:table-cell office:value-type="string">
            <text:p>exposure</text:p>
          </table:table-cell>
          <table:table-cell office:value-type="string">
            <text:p>to</text:p>
          </table:table-cell>
          <table:table-cell office:value-type="string">
            <text:p>product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0">
            <text:p>61789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rying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891">
            <text:p>617891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erebell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892">
            <text:p>617892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Pyrex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893">
            <text:p>617893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float" office:value="0">
            <text:p>0</text:p>
          </table:table-cell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</table:table-row>
        <table:table-row table:style-name="ro1">
          <table:table-cell office:value-type="float" office:value="617894">
            <text:p>617894</text:p>
          </table:table-cell>
          <table:table-cell office:value-type="string">
            <text:p>FLU3</text:p>
          </table:table-cell>
          <table:table-cell office:value-type="string">
            <text:p>GM</text:p>
          </table:table-cell>
          <table:table-cell office:value-type="string">
            <text:p>BC95M</text:p>
          </table:table-cell>
          <table:table-cell office:value-type="string">
            <text:p>Alanine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INFLUENZA</text:p>
          </table:table-cell>
          <table:table-cell office:value-type="string">
            <text:p>7AJ5J</text:p>
          </table:table-cell>
          <table:table-cell office:value-type="string">
            <text:p>Asparta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Facial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zoster</text:p>
          </table:table-cell>
          <table:table-cell office:value-type="float" office:value="18.1">
            <text:p>18.1</text:p>
          </table:table-cell>
          <table:table-cell office:value-type="string">
            <text:p>Paraesthes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5">
            <text:p>617895</text:p>
          </table:table-cell>
          <table:table-cell office:value-type="string">
            <text:p>FLU3</text:p>
          </table:table-cell>
          <table:table-cell office:value-type="string">
            <text:p>RL</text:p>
          </table:table-cell>
          <table:table-cell office:value-type="string">
            <text:p>AND</text:p>
          </table:table-cell>
          <table:table-cell office:value-type="string">
            <text:p>Blood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896">
            <text:p>617896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/>
          <table:table-cell office:value-type="string">
            <text:p>Muscular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7">
            <text:p>617897</text:p>
          </table:table-cell>
          <table:table-cell office:value-type="string">
            <text:p>FLU3</text:p>
          </table:table-cell>
          <table:table-cell office:value-type="string">
            <text:p>LL</text:p>
          </table:table-cell>
          <table:table-cell office:value-type="string">
            <text:p>AND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Sneez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U5292AA</text:p>
          </table:table-cell>
          <table:table-cell office:value-type="string">
            <text:p>Injection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Speech</text:p>
          </table:table-cell>
          <table:table-cell table:number-columns-repeated="2" office:value-type="string">
            <text:p>disorder</text:p>
          </table:table-cell>
        </table:table-row>
        <table:table-row table:style-name="ro1">
          <table:table-cell office:value-type="float" office:value="617898">
            <text:p>617898</text:p>
          </table:table-cell>
          <table:table-cell office:value-type="string">
            <text:p>FLU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Diarrhoea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00">
            <text:p>617900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Wrong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02">
            <text:p>61790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Human</text:p>
          </table:table-cell>
          <table:table-cell office:value-type="string">
            <text:p>site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ion</text:p>
          </table:table-cell>
        </table:table-row>
        <table:table-row table:style-name="ro1">
          <table:table-cell office:value-type="float" office:value="617903">
            <text:p>617903</text:p>
          </table:table-cell>
          <table:table-cell office:value-type="string">
            <text:p>FLU3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Contusion</text:p>
          </table:table-cell>
          <table:table-cell office:value-type="string">
            <text:p>reaction</text:p>
          </table:table-cell>
          <table:table-cell office:value-type="float" office:value="18.1">
            <text:p>18.1</text:p>
          </table:table-cell>
          <table:table-cell office:value-type="string">
            <text:p>Dyspnoe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04">
            <text:p>617904</text:p>
          </table:table-cell>
          <table:table-cell office:value-type="string">
            <text:p>PPV</text:p>
          </table:table-cell>
          <table:table-cell office:value-type="float" office:value="0">
            <text:p>0</text:p>
          </table:table-cell>
          <table:table-cell office:value-type="string">
            <text:p>37JP9</text:p>
          </table:table-cell>
          <table:table-cell office:value-type="string">
            <text:p>Vaccination</text:p>
          </table:table-cell>
          <table:table-cell office:value-type="string">
            <text:p>gap</text:p>
          </table:table-cell>
          <table:table-cell office:value-type="string">
            <text:p>in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Bacterial</text:p>
          </table:table-cell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5178AA</text:p>
          </table:table-cell>
          <table:table-cell office:value-type="string">
            <text:p>Extra</text:p>
          </table:table-cell>
          <table:table-cell office:value-type="string">
            <text:p>dioxide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Differential</text:p>
          </table:table-cell>
        </table:table-row>
        <table:table-row table:style-name="ro1">
          <table:table-cell office:value-type="float" office:value="617907">
            <text:p>617907</text:p>
          </table:table-cell>
          <table:table-cell office:value-type="string">
            <text:p>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thenia</text:p>
          </table:table-cell>
          <table:table-cell office:value-type="string">
            <text:p>site</text:p>
          </table:table-cell>
          <table:table-cell office:value-type="string">
            <text:p>cellul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ocyte</text:p>
          </table:table-cell>
        </table:table-row>
        <table:table-row table:style-name="ro1">
          <table:table-cell office:value-type="float" office:value="617908">
            <text:p>617908</text:p>
          </table:table-cell>
          <table:table-cell office:value-type="string">
            <text:p>DTAP</text:p>
          </table:table-cell>
          <table:table-cell office:value-type="float" office:value="0">
            <text:p>0</text:p>
          </table:table-cell>
          <table:table-cell office:value-type="string">
            <text:p>H7599</text:p>
          </table:table-cell>
          <table:table-cell office:value-type="string">
            <text:p>Erythema</text:p>
          </table:table-cell>
          <table:table-cell office:value-type="string">
            <text:p>blood</text:p>
          </table:table-cell>
          <table:table-cell office:value-type="string">
            <text:p>cell</text:p>
          </table:table-cell>
          <table:table-cell office:value-type="string">
            <text:p>sedimentation</text:p>
          </table:table-cell>
          <table:table-cell table:number-columns-repeated="2" office:value-type="string">
            <text:p>rate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PNC13</text:p>
          </table:table-cell>
          <table:table-cell office:value-type="string">
            <text:p>UN</text:p>
          </table:table-cell>
          <table:table-cell office:value-type="string">
            <text:p>UI150AA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Vomiting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appropriate</text:p>
          </table:table-cell>
          <table:table-cell office:value-type="string">
            <text:p>dose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09">
            <text:p>617909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4957AA</text:p>
          </table:table-cell>
          <table:table-cell office:value-type="string">
            <text:p>Injection</text:p>
          </table:table-cell>
          <table:table-cell office:value-type="string">
            <text:p>tes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 office:value-type="string">
            <text:p>Arthralgia</text:p>
          </table:table-cell>
          <table:table-cell office:value-type="string">
            <text:p>glucose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Eye</text:p>
          </table:table-cell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PPV</text:p>
          </table:table-cell>
          <table:table-cell/>
          <table:table-cell office:value-type="string">
            <text:p>CO.</text:p>
          </table:table-cell>
          <table:table-cell office:value-type="string">
            <text:p>Activities</text:p>
          </table:table-cell>
          <table:table-cell office:value-type="string">
            <text:p>to</text:p>
          </table:table-cell>
          <table:table-cell office:value-type="string">
            <text:p>stimuli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910">
            <text:p>617910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sturbanc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Fatigu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 office:value-type="string">
            <text:p>Impaired</text:p>
          </table:table-cell>
          <table:table-cell office:value-type="string">
            <text:p>abnormal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Seizure</text:p>
          </table:table-cell>
          <table:table-cell office:value-type="string">
            <text:p>site</text:p>
          </table:table-cell>
          <table:table-cell office:value-type="string">
            <text:p>infection</text:p>
          </table:table-cell>
          <table:table-cell office:value-type="float" office:value="18.1">
            <text:p>18.1</text:p>
          </table:table-cell>
          <table:table-cell table:number-columns-repeated="2"/>
        </table:table-row>
        <table:table-row table:style-name="ro1">
          <table:table-cell office:value-type="float" office:value="617911">
            <text:p>617911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AND</text:p>
          </table:table-cell>
          <table:table-cell office:value-type="string">
            <text:p>Hypersensitivity</text:p>
          </table:table-cell>
          <table:table-cell office:value-type="float" office:value="18.1">
            <text:p>18.1</text:p>
          </table:table-cell>
          <table:table-cell office:value-type="string">
            <text:p>Influenz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acrimation</text:p>
          </table:table-cell>
        </table:table-row>
        <table:table-row table:style-name="ro1">
          <table:table-cell office:value-type="float" office:value="617912">
            <text:p>617912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float" office:value="18.1">
            <text:p>18.1</text:p>
          </table:table-cell>
          <table:table-cell office:value-type="string">
            <text:p>Nause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13">
            <text:p>617913</text:p>
          </table:table-cell>
          <table:table-cell office:value-type="string">
            <text:p>FLU3</text:p>
          </table:table-cell>
          <table:table-cell office:value-type="string">
            <text:p>RA</text:p>
          </table:table-cell>
          <table:table-cell office:value-type="string">
            <text:p>AND</text:p>
          </table:table-cell>
          <table:table-cell office:value-type="string">
            <text:p>Chills</text:p>
          </table:table-cell>
          <table:table-cell office:value-type="float" office:value="18.1">
            <text:p>18.1</text:p>
          </table:table-cell>
          <table:table-cell office:value-type="string">
            <text:p>Pruritu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Rash</text:p>
          </table:table-cell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4730A4</text:p>
          </table:table-cell>
          <table:table-cell office:value-type="string">
            <text:p>Herpes</text:p>
          </table:table-cell>
          <table:table-cell office:value-type="string">
            <text:p>erythematous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14">
            <text:p>617914</text:p>
          </table:table-cell>
          <table:table-cell office:value-type="string">
            <text:p>FLU3</text:p>
          </table:table-cell>
          <table:table-cell/>
          <table:table-cell office:value-type="string">
            <text:p>AND</text:p>
          </table:table-cell>
          <table:table-cell office:value-type="string">
            <text:p>Activities</text:p>
          </table:table-cell>
          <table:table-cell office:value-type="string">
            <text:p>state</text:p>
          </table:table-cell>
          <table:table-cell office:value-type="string">
            <text:p>of</text:p>
          </table:table-cell>
          <table:table-cell office:value-type="string">
            <text:p>consciousness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5">
            <text:p>617915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PN7GD</text:p>
          </table:table-cell>
          <table:table-cell office:value-type="string">
            <text:p>Tunnel</text:p>
          </table:table-cell>
          <table:table-cell office:value-type="string">
            <text:p>stiffness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6">
            <text:p>617916</text:p>
          </table:table-cell>
          <table:table-cell office:value-type="string">
            <text:p>FLU3</text:p>
          </table:table-cell>
          <table:table-cell office:value-type="string">
            <text:p>LA</text:p>
          </table:table-cell>
          <table:table-cell office:value-type="string">
            <text:p>UI513AA</text:p>
          </table:table-cell>
          <table:table-cell office:value-type="string">
            <text:p>Abdomin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obility</text:p>
          </table:table-cell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swelling</text:p>
          </table:table-cell>
          <table:table-cell office:value-type="float" office:value="18.1">
            <text:p>18.1</text:p>
          </table:table-cell>
          <table:table-cell office:value-type="string">
            <text:p>Pyrex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17">
            <text:p>61791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I5252AA</text:p>
          </table:table-cell>
          <table:table-cell office:value-type="string">
            <text:p>Malais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8">
            <text:p>61791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arrh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19">
            <text:p>617919</text:p>
          </table:table-cell>
          <table:table-cell office:value-type="string">
            <text:p>FLU3</text:p>
          </table:table-cell>
          <table:table-cell/>
          <table:table-cell office:value-type="string">
            <text:p>LL43A</text:p>
          </table:table-cell>
          <table:table-cell office:value-type="string">
            <text:p>Vomitin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Breath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L11301</text:p>
          </table:table-cell>
          <table:table-cell office:value-type="string">
            <text:p>Urticar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/>
          <table:table-cell office:value-type="string">
            <text:p>CO.</text:p>
          </table:table-cell>
          <table:table-cell office:value-type="string">
            <text:p>Campylobacte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U4852AA</text:p>
          </table:table-cell>
          <table:table-cell office:value-type="string">
            <text:p>Immedia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0">
            <text:p>617920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thralg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1">
            <text:p>617921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asi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2">
            <text:p>617922</text:p>
          </table:table-cell>
          <table:table-cell office:value-type="string">
            <text:p>FLU3</text:p>
          </table:table-cell>
          <table:table-cell office:value-type="float" office:value="0">
            <text:p>0</text:p>
          </table:table-cell>
          <table:table-cell office:value-type="string">
            <text:p>UI431AB</text:p>
          </table:table-cell>
          <table:table-cell office:value-type="string">
            <text:p>Lumbar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Nerv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3">
            <text:p>617923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4">
            <text:p>617924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5">
            <text:p>617925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6">
            <text:p>617926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7">
            <text:p>617927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Discomfor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8">
            <text:p>617928</text:p>
          </table:table-cell>
          <table:table-cell office:value-type="string">
            <text:p>FLU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29">
            <text:p>617929</text:p>
          </table:table-cell>
          <table:table-cell office:value-type="string">
            <text:p>FLU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0">
            <text:p>617930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ausea</text:p>
          </table:table-cell>
        </table:table-row>
        <table:table-row table:style-name="ro1">
          <table:table-cell office:value-type="float" office:value="617931">
            <text:p>617931</text:p>
          </table:table-cell>
          <table:table-cell office:value-type="string">
            <text:p>MNQ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Frequent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32">
            <text:p>617932</text:p>
          </table:table-cell>
          <table:table-cell office:value-type="string">
            <text:p>VARCEL</text:p>
          </table:table-cell>
          <table:table-cell office:value-type="string">
            <text:p>LL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test</text:p>
          </table:table-cell>
          <table:table-cell office:value-type="string">
            <text:p>normal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Chest</text:p>
          </table:table-cell>
        </table:table-row>
        <table:table-row table:style-name="ro1">
          <table:table-cell office:value-type="float" office:value="617933">
            <text:p>617933</text:p>
          </table:table-cell>
          <table:table-cell office:value-type="string">
            <text:p>HPV4</text:p>
          </table:table-cell>
          <table:table-cell office:value-type="float" office:value="0">
            <text:p>0</text:p>
          </table:table-cell>
          <table:table-cell office:value-type="string">
            <text:p>AND</text:p>
          </table:table-cell>
          <table:table-cell office:value-type="string">
            <text:p>Aphasia</text:p>
          </table:table-cell>
          <table:table-cell office:value-type="string">
            <text:p>magnetic</text:p>
          </table:table-cell>
          <table:table-cell office:value-type="string">
            <text:p>resonance</text:p>
          </table:table-cell>
          <table:table-cell office:value-type="string">
            <text:p>imaging</text:p>
          </table:table-cell>
          <table:table-cell table:number-columns-repeated="2" office:value-type="string">
            <text:p>brain</text:p>
          </table:table-cell>
        </table:table-row>
        <table:table-row table:style-name="ro1">
          <table:table-cell office:value-type="float" office:value="617934">
            <text:p>617934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AND</text:p>
          </table:table-cell>
          <table:table-cell office:value-type="string">
            <text:p>Dizziness</text:p>
          </table:table-cell>
          <table:table-cell office:value-type="float" office:value="18.1">
            <text:p>18.1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table:number-columns-repeated="2" office:value-type="string">
            <text:p>erythema</text:p>
          </table:table-cell>
        </table:table-row>
        <table:table-row table:style-name="ro1">
          <table:table-cell office:value-type="float" office:value="617935">
            <text:p>617935</text:p>
          </table:table-cell>
          <table:table-cell office:value-type="string">
            <text:p>RV5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Urticaria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617936">
            <text:p>617936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Interchang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7">
            <text:p>617937</text:p>
          </table:table-cell>
          <table:table-cell office:value-type="string">
            <text:p>HEPA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Colitis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8">
            <text:p>617938</text:p>
          </table:table-cell>
          <table:table-cell office:value-type="string">
            <text:p>RV5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Abdominal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39">
            <text:p>617939</text:p>
          </table:table-cell>
          <table:table-cell office:value-type="string">
            <text:p>RV5</text:p>
          </table:table-cell>
          <table:table-cell/>
          <table:table-cell office:value-type="string">
            <text:p>AND</text:p>
          </table:table-cell>
          <table:table-cell office:value-type="string">
            <text:p>Syncop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0">
            <text:p>617940</text:p>
          </table:table-cell>
          <table:table-cell office:value-type="string">
            <text:p>HPV4</text:p>
          </table:table-cell>
          <table:table-cell/>
          <table:table-cell office:value-type="string">
            <text:p>CO.</text:p>
          </table:table-cell>
          <table:table-cell office:value-type="string">
            <text:p>Blood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1">
            <text:p>617941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Acute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2">
            <text:p>617942</text:p>
          </table:table-cell>
          <table:table-cell office:value-type="string">
            <text:p>VARCEL</text:p>
          </table:table-cell>
          <table:table-cell/>
          <table:table-cell office:value-type="string">
            <text:p>99NL2</text:p>
          </table:table-cell>
          <table:table-cell office:value-type="string">
            <text:p>Gastrostom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3">
            <text:p>617943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U5319DA</text:p>
          </table:table-cell>
          <table:table-cell office:value-type="string">
            <text:p>Plasmapheresis</text:p>
          </table:table-cell>
          <table:table-cell office:value-type="string">
            <text:p>adverse</text:p>
          </table:table-cell>
          <table:table-cell office:value-type="string">
            <text:p>even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roduct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U113TAA</text:p>
          </table:table-cell>
          <table:table-cell office:value-type="string">
            <text:p>Guillain-Barre</text:p>
          </table:table-cell>
          <table:table-cell office:value-type="float" office:value="18.1">
            <text:p>18.1</text:p>
          </table:table-cell>
          <table:table-cell office:value-type="string">
            <text:p>Night</text:p>
          </table:table-cell>
          <table:table-cell office:value-type="string">
            <text:p>sweats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MMR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jection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RV5</text:p>
          </table:table-cell>
          <table:table-cell/>
          <table:table-cell office:value-type="string">
            <text:p>CO.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4">
            <text:p>617944</text:p>
          </table:table-cell>
          <table:table-cell office:value-type="string">
            <text:p>HEPA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6">
            <text:p>617946</text:p>
          </table:table-cell>
          <table:table-cell office:value-type="string">
            <text:p>HEP</text:p>
          </table:table-cell>
          <table:table-cell/>
          <table:table-cell office:value-type="string">
            <text:p>UI444AA</text:p>
          </table:table-cell>
          <table:table-cell office:value-type="string">
            <text:p>Drug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PPV</text:p>
          </table:table-cell>
          <table:table-cell office:value-type="float" office:value="1">
            <text:p>1</text:p>
          </table:table-cell>
          <table:table-cell office:value-type="string">
            <text:p>45SJ2</text:p>
          </table:table-cell>
          <table:table-cell office:value-type="string">
            <text:p>Antibody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HPV9</text:p>
          </table:table-cell>
          <table:table-cell office:value-type="float" office:value="0">
            <text:p>0</text:p>
          </table:table-cell>
          <table:table-cell office:value-type="string">
            <text:p>CO.</text:p>
          </table:table-cell>
          <table:table-cell office:value-type="string">
            <text:p>Incorrect</text:p>
          </table:table-cell>
          <table:table-cell office:value-type="string">
            <text:p>aggravated</text:p>
          </table:table-cell>
          <table:table-cell office:value-type="float" office:value="18.1">
            <text:p>18.1</text:p>
          </table:table-cell>
          <table:table-cell office:value-type="string">
            <text:p>Hallucination, auditory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VARCEL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Herpes</text:p>
          </table:table-cell>
          <table:table-cell office:value-type="string">
            <text:p>site</text:p>
          </table:table-cell>
          <table:table-cell office:value-type="string">
            <text:p>ras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aranoia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string">
            <text:p>LA</text:p>
          </table:table-cell>
          <table:table-cell office:value-type="string">
            <text:p>U5081AA</text:p>
          </table:table-cell>
          <table:table-cell office:value-type="string">
            <text:p>Dysphonia</text:p>
          </table:table-cell>
          <table:table-cell office:value-type="string">
            <text:p>driving</text:p>
          </table:table-cell>
          <table:table-cell office:value-type="string">
            <text:p>abil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Injected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Vomiting</text:p>
          </table:table-cell>
          <table:table-cell office:value-type="float" office:value="18.1">
            <text:p>18.1</text:p>
          </table:table-cell>
          <table:table-cell office:value-type="string">
            <text:p>Peripheral</text:p>
          </table:table-cell>
          <table:table-cell office:value-type="string">
            <text:p>swelling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7">
            <text:p>617947</text:p>
          </table:table-cell>
          <table:table-cell office:value-type="string">
            <text:p>RV5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decreased</text:p>
          </table:table-cell>
          <table:table-cell office:value-type="float" office:value="18.1">
            <text:p>18.1</text:p>
          </table:table-cell>
          <table:table-cell office:value-type="string">
            <text:p>Pain</text:p>
          </table:table-cell>
          <table:table-cell table:number-columns-repeated="2" office:value-type="string">
            <text:p>in</text:p>
          </table:table-cell>
        </table:table-row>
        <table:table-row table:style-name="ro1">
          <table:table-cell office:value-type="float" office:value="617948">
            <text:p>617948</text:p>
          </table:table-cell>
          <table:table-cell office:value-type="string">
            <text:p>VARZOS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Erythema</text:p>
          </table:table-cell>
          <table:table-cell office:value-type="string">
            <text:p>sensation</text:p>
          </table:table-cell>
          <table:table-cell office:value-type="string">
            <text:p>in</text:p>
          </table:table-cell>
          <table:table-cell office:value-type="string">
            <text:p>eye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49">
            <text:p>617949</text:p>
          </table:table-cell>
          <table:table-cell office:value-type="string">
            <text:p>DTAPHEPBIP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Asthenia</text:p>
          </table:table-cell>
          <table:table-cell office:value-type="string">
            <text:p>spasms</text:p>
          </table:table-cell>
          <table:table-cell office:value-type="float" office:value="18.1">
            <text:p>18.1</text:p>
          </table:table-cell>
          <table:table-cell office:value-type="string">
            <text:p>Musculoskeletal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50">
            <text:p>617950</text:p>
          </table:table-cell>
          <table:table-cell office:value-type="string">
            <text:p>HIBV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Chest</text:p>
          </table:table-cell>
          <table:table-cell office:value-type="string">
            <text:p>impairment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51">
            <text:p>617951</text:p>
          </table:table-cell>
          <table:table-cell office:value-type="string">
            <text:p>PNC13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Headache</text:p>
          </table:table-cell>
          <table:table-cell office:value-type="float" office:value="18.1">
            <text:p>18.1</text:p>
          </table:table-cell>
          <table:table-cell office:value-type="string">
            <text:p>Lymphadenitis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Lymphadenitis</text:p>
          </table:table-cell>
        </table:table-row>
        <table:table-row table:style-name="ro1">
          <table:table-cell office:value-type="float" office:value="617952">
            <text:p>617952</text:p>
          </table:table-cell>
          <table:table-cell office:value-type="string">
            <text:p>RV5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Dyskinesia</text:p>
          </table:table-cell>
          <table:table-cell office:value-type="string">
            <text:p>syndrome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float" office:value="617953">
            <text:p>617953</text:p>
          </table:table-cell>
          <table:table-cell office:value-type="string">
            <text:p>MMR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Dizziness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eripheral</text:p>
          </table:table-cell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Enema</text:p>
          </table:table-cell>
          <table:table-cell office:value-type="float" office:value="18.1">
            <text:p>18.1</text:p>
          </table:table-cell>
          <table:table-cell office:value-type="string">
            <text:p>Mobility</text:p>
          </table:table-cell>
          <table:table-cell office:value-type="string">
            <text:p>decreased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54">
            <text:p>617954</text:p>
          </table:table-cell>
          <table:table-cell office:value-type="string">
            <text:p>VARCEL</text:p>
          </table:table-cell>
          <table:table-cell/>
          <table:table-cell office:value-type="string">
            <text:p>AND</text:p>
          </table:table-cell>
          <table:table-cell office:value-type="string">
            <text:p>Incorrect</text:p>
          </table:table-cell>
          <table:table-cell office:value-type="string">
            <text:p>in</text:p>
          </table:table-cell>
          <table:table-cell office:value-type="string">
            <text:p>extremity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X-ray</text:p>
          </table:table-cell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HEP</text:p>
          </table:table-cell>
          <table:table-cell/>
          <table:table-cell office:value-type="string">
            <text:p>U5278AA</text:p>
          </table:table-cell>
          <table:table-cell office:value-type="string">
            <text:p>Bronchial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office:value-type="string">
            <text:p>Eye</text:p>
          </table:table-cell>
          <table:table-cell table:number-columns-repeated="2" office:value-type="string">
            <text:p>pain</text:p>
          </table:table-cell>
        </table:table-row>
        <table:table-row table:style-name="ro1">
          <table:table-cell office:value-type="float" office:value="617955">
            <text:p>617955</text:p>
          </table:table-cell>
          <table:table-cell office:value-type="string">
            <text:p>VARZOS</text:p>
          </table:table-cell>
          <table:table-cell office:value-type="string">
            <text:p>LA</text:p>
          </table:table-cell>
          <table:table-cell office:value-type="string">
            <text:p>11849221A</text:p>
          </table:table-cell>
          <table:table-cell office:value-type="string">
            <text:p>Extracorporeal</text:p>
          </table:table-cell>
          <table:table-cell office:value-type="float" office:value="18.1">
            <text:p>18.1</text:p>
          </table:table-cell>
          <table:table-cell office:value-type="string">
            <text:p>Erythema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Pyrexia</text:p>
          </table:table-cell>
        </table:table-row>
        <table:table-row table:style-name="ro1">
          <table:table-cell office:value-type="float" office:value="617957">
            <text:p>617957</text:p>
          </table:table-cell>
          <table:table-cell office:value-type="string">
            <text:p>TDAP</text:p>
          </table:table-cell>
          <table:table-cell office:value-type="string">
            <text:p>PNEUMO</text:p>
          </table:table-cell>
          <table:table-cell office:value-type="string">
            <text:p>CO.</text:p>
          </table:table-cell>
          <table:table-cell office:value-type="string">
            <text:p>Nasal</text:p>
          </table:table-cell>
          <table:table-cell office:value-type="string">
            <text:p>site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</table:table-row>
        <table:table-row table:style-name="ro1">
          <table:table-cell office:value-type="float" office:value="617958">
            <text:p>617958</text:p>
          </table:table-cell>
          <table:table-cell office:value-type="string">
            <text:p>MMR</text:p>
          </table:table-cell>
          <table:table-cell office:value-type="string">
            <text:p>SYR</text:p>
          </table:table-cell>
          <table:table-cell office:value-type="string">
            <text:p>CO.</text:p>
          </table:table-cell>
          <table:table-cell office:value-type="string">
            <text:p>Respiratory</text:p>
          </table:table-cell>
          <table:table-cell office:value-type="float" office:value="18.1">
            <text:p>18.1</text:p>
          </table:table-cell>
          <table:table-cell office:value-type="string">
            <text:p>Cough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Musculoskeletal</text:p>
          </table:table-cell>
        </table:table-row>
        <table:table-row table:style-name="ro1">
          <table:table-cell office:value-type="float" office:value="617959">
            <text:p>617959</text:p>
          </table:table-cell>
          <table:table-cell office:value-type="string">
            <text:p>HEPA</text:p>
          </table:table-cell>
          <table:table-cell office:value-type="string">
            <text:p>RA</text:p>
          </table:table-cell>
          <table:table-cell office:value-type="string">
            <text:p>CO.</text:p>
          </table:table-cell>
          <table:table-cell office:value-type="string">
            <text:p>Dyspnoea</text:p>
          </table:table-cell>
          <table:table-cell office:value-type="string">
            <text:p>product</text:p>
          </table:table-cell>
          <table:table-cell office:value-type="string">
            <text:p>storage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60">
            <text:p>617960</text:p>
          </table:table-cell>
          <table:table-cell office:value-type="string">
            <text:p>HPV4</text:p>
          </table:table-cell>
          <table:table-cell office:value-type="float" office:value="1">
            <text:p>1</text:p>
          </table:table-cell>
          <table:table-cell office:value-type="string">
            <text:p>CO.</text:p>
          </table:table-cell>
          <table:table-cell office:value-type="string">
            <text:p>Injection</text:p>
          </table:table-cell>
          <table:table-cell office:value-type="string">
            <text:p>site</text:p>
          </table:table-cell>
          <table:table-cell office:value-type="string">
            <text:p>discomfort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Wrong</text:p>
          </table:table-cell>
        </table:table-row>
        <table:table-row table:style-name="ro1">
          <table:table-cell office:value-type="float" office:value="617961">
            <text:p>617961</text:p>
          </table:table-cell>
          <table:table-cell office:value-type="string">
            <text:p>HEP</text:p>
          </table:table-cell>
          <table:table-cell office:value-type="string">
            <text:p>UN</text:p>
          </table:table-cell>
          <table:table-cell office:value-type="string">
            <text:p>CO.</text:p>
          </table:table-cell>
          <table:table-cell office:value-type="string">
            <text:p>Pruritus</text:p>
          </table:table-cell>
          <table:table-cell office:value-type="string">
            <text:p>product</text:p>
          </table:table-cell>
          <table:table-cell office:value-type="string">
            <text:p>administered</text:p>
          </table:table-cell>
          <table:table-cell office:value-type="float" office:value="18.1">
            <text:p>18.1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7962">
            <text:p>617962</text:p>
          </table:table-cell>
          <table:table-cell office:value-type="string">
            <text:p>DTAPIPVHIB</text:p>
          </table:table-cell>
          <table:table-cell office:value-type="string">
            <text:p>LA</text:p>
          </table:table-cell>
          <table:table-cell office:value-type="string">
            <text:p>CO.</text:p>
          </table:table-cell>
          <table:table-cell office:value-type="string">
            <text:p>Rash</text:p>
          </table:table-cell>
          <table:table-cell office:value-type="string">
            <text:p>pain</text:p>
          </table:table-cell>
          <table:table-cell office:value-type="float" office:value="18.1">
            <text:p>18.1</text:p>
          </table:table-cell>
          <table:table-cell office:value-type="string">
            <text:p>Dysstasia</text:p>
          </table:table-cell>
          <table:table-cell table:number-columns-repeated="2" office:value-type="float" office:value="18.1">
            <text:p>18.1</text:p>
          </table:table-cell>
        </table:table-row>
        <table:table-row table:style-name="ro1">
          <table:table-cell office:value-type="float" office:value="617963">
            <text:p>617963</text:p>
          </table:table-cell>
          <table:table-cell office:value-type="string">
            <text:p>PNC13</text:p>
          </table:table-cell>
          <table:table-cell office:value-type="string">
            <text:p>RA</text:p>
          </table:table-cell>
          <table:table-cell office:value-type="float" office:value="0">
            <text:p>0</text:p>
          </table:table-cell>
          <table:table-cell office:value-type="string">
            <text:p>Incorrect</text:p>
          </table:table-cell>
          <table:table-cell office:value-type="float" office:value="18.1">
            <text:p>18.1</text:p>
          </table:table-cell>
          <table:table-cell office:value-type="string">
            <text:p>Vision</text:p>
          </table:table-cell>
          <table:table-cell office:value-type="string">
            <text:p>blurred</text:p>
          </table:table-cell>
          <table:table-cell table:number-columns-repeated="2" office:value-type="float" office:value="18.1">
            <text:p>18.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ky </meta:initial-creator>
    <meta:creation-date>2017-03-10T18:58:11</meta:creation-date>
    <dc:date>2017-03-10T19:02:00</dc:date>
    <dc:creator>Lucky </dc:creator>
    <meta:editing-duration>P0D</meta:editing-duration>
    <meta:editing-cycles>1</meta:editing-cycles>
    <meta:document-statistic meta:table-count="3" meta:cell-count="950" meta:object-count="0"/>
    <meta:generator>LibreOffice/3.5$Linux_x86 LibreOffice_project/350m1$Build-2</meta:generator>
  </office:meta>
</office:document-meta>
</file>